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a29" officeooo:paragraph-rsid="000bca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ting labeled tree with basic blocks and DAG for an expres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3:54:54.054626298</meta:creation-date>
    <dc:date>2018-04-03T23:55:51.628344298</dc:date>
    <meta:editing-duration>P0D</meta:editing-duration>
    <meta:editing-cycles>1</meta:editing-cycles>
    <meta:document-statistic meta:table-count="0" meta:image-count="0" meta:object-count="0" meta:page-count="1" meta:paragraph-count="1" meta:word-count="11" meta:character-count="68" meta:non-whitespace-character-count="58"/>
    <meta:generator>LibreOffice/4.2.8.2$Linux_X86_64 LibreOffice_project/420m0$Build-2</meta:generator>
  </office:meta>
</office:document-meta>
</file>